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0.3125in" style:rel-column-width="3025*"/>
    </style:style>
    <style:style style:name="Table1.B" style:family="table-column">
      <style:table-column-properties style:column-width="1.6882in" style:rel-column-width="16340*"/>
    </style:style>
    <style:style style:name="Table1.C" style:family="table-column">
      <style:table-column-properties style:column-width="4.7694in" style:rel-column-width="46170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C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C2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Calibri1" fo:font-size="10pt" officeooo:paragraph-rsid="0045fd08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1" fo:font-size="10pt" officeooo:paragraph-rsid="00249bfd" style:font-size-asian="10pt" style:font-size-complex="10pt"/>
    </style:style>
    <style:style style:name="P7" style:family="paragraph" style:parent-style-name="Text_20_body"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pt" fo:font-weight="normal" officeooo:rsid="002d31c9" officeooo:paragraph-rsid="002d31c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weight="normal" officeooo:rsid="00249bfd" officeooo:paragraph-rsid="00249bf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pt" fo:font-weight="normal" officeooo:rsid="0045fd08" officeooo:paragraph-rsid="0045fd08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10pt" fo:font-weight="bold" officeooo:rsid="0027ff99" officeooo:paragraph-rsid="0027ff99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1" fo:font-size="10pt" fo:font-weight="bold" officeooo:rsid="0027ff99" officeooo:paragraph-rsid="0045fd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alibri1" fo:font-size="10pt" fo:font-weight="bold" officeooo:paragraph-rsid="0045fd08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Calibri1" fo:font-size="10pt" fo:font-weight="bold" officeooo:paragraph-rsid="002d31c9" style:font-size-asian="10pt" style:font-weight-asian="bold" style:font-size-complex="10pt" style:font-weight-complex="bold"/>
    </style:style>
    <style:style style:name="P18" style:family="paragraph" style:parent-style-name="Text_20_body">
      <style:text-properties style:font-name="Calibri1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Calibri1" fo:font-size="10pt" fo:font-style="italic" officeooo:paragraph-rsid="00249bfd" style:font-size-asian="10pt" style:font-style-asian="italic" style:font-size-complex="10pt" style:font-style-complex="italic"/>
    </style:style>
    <style:style style:name="P20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9bfd"/>
    </style:style>
    <style:style style:name="T4" style:family="text">
      <style:text-properties officeooo:rsid="0045f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remuneration"/>
        <text:variable-decl office:value-type="string" text:name="seq"/>
        <text:variable-decl office:value-type="string" text:name="birthdate"/>
        <text:variable-decl office:value-type="string" text:name="citizenship"/>
        <text:variable-decl office:value-type="string" text:name="presentaddress"/>
        <text:variable-decl office:value-type="string" text:name="permanentaddress"/>
        <text:variable-decl office:value-type="string" text:name="joiningdate"/>
        <text:variable-decl office:value-type="string" text:name="employmenttype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4">I</text:span><text:span text:style-name="T3">L</text:span>/<text:variable-set text:name="seq" office:value-type="string">seq</text:variable-set></text:p>
      <text:p text:style-name="P4">The Manager</text:p>
      <text:p text:style-name="P4">Prime Bank ltd</text:p>
      <text:p text:style-name="P4">Panthapath Branch</text:p>
      <text:p text:style-name="P4">Dhaka, 1205</text:p>
      <text:p text:style-name="P4"/>
      <text:p text:style-name="P4">Subject<text:tab/><text:tab/>: <text:s/>Letter of Introduction (LOI) for payroll Account Opening</text:p>
      <text:p text:style-name="P4"/>
      <text:p text:style-name="P4">Dear Sir</text:p>
      <text:p text:style-name="P4"/>
      <text:p text:style-name="P4">Based on our Payroll Agreement, please arrange for opening a Payroll Account for the following employee of Spectrum Engineering Consortium (Pvt.) Ltd. The employee's particulars are given below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48704427376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Full Name of the employee</text:p>
          </table:table-cell>
          <table:table-cell table:style-name="Table1.C1" office:value-type="string">
            <text:p text:style-name="P16"><text:variable-set text:name="name" office:value-type="string">name</text:variable-set></text:p>
          </table:table-cell>
        </table:table-row>
        <table:table-row table:style-name="TableLine2648704434288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>Date of Birth</text:p>
          </table:table-cell>
          <table:table-cell table:style-name="Table1.C2" office:value-type="string">
            <text:p text:style-name="P15"><text:variable-set text:name="birthdate" office:value-type="string">birthdate</text:variable-set></text:p>
          </table:table-cell>
        </table:table-row>
        <table:table-row table:style-name="TableLine2648704420752"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>Citizenship</text:p>
          </table:table-cell>
          <table:table-cell table:style-name="Table1.C2" office:value-type="string">
            <text:p text:style-name="P15"><text:variable-set text:name="citizenship" office:value-type="string">citizenship</text:variable-set></text:p>
          </table:table-cell>
        </table:table-row>
        <table:table-row table:style-name="TableLine2648704417584"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10">Present Address</text:p>
          </table:table-cell>
          <table:table-cell table:style-name="Table1.C2" office:value-type="string">
            <text:p text:style-name="P15"><text:variable-set text:name="presentaddress" office:value-type="string">presentaddress</text:variable-set></text:p>
          </table:table-cell>
        </table:table-row>
        <table:table-row table:style-name="TableLine2648704417872"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>Permanent Address</text:p>
          </table:table-cell>
          <table:table-cell table:style-name="Table1.C2" office:value-type="string">
            <text:p text:style-name="P15"><text:variable-set text:name="permanentaddress" office:value-type="string">permanentaddress</text:variable-set></text:p>
          </table:table-cell>
        </table:table-row>
        <table:table-row table:style-name="TableLine2648704427952"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0">Date of Joining</text:p>
          </table:table-cell>
          <table:table-cell table:style-name="Table1.C2" office:value-type="string">
            <text:p text:style-name="P17"><text:variable-set text:name="joiningdate" office:value-type="string">joiningdate</text:variable-set></text:p>
          </table:table-cell>
        </table:table-row>
        <table:table-row table:style-name="TableLine2648704423632"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0">Designation</text:p>
          </table:table-cell>
          <table:table-cell table:style-name="Table1.C2" office:value-type="string">
            <text:p text:style-name="P14"><text:variable-set text:name="designation" office:value-type="string">designation</text:variable-set></text:p>
          </table:table-cell>
        </table:table-row>
        <table:table-row table:style-name="TableLine2648704433712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0">Type of <text:span text:style-name="T4">E</text:span>mployment</text:p>
          </table:table-cell>
          <table:table-cell table:style-name="Table1.C2" office:value-type="string">
            <text:p text:style-name="P12"><text:variable-set text:name="employmenttype" office:value-type="string">employmenttype</text:variable-set></text:p>
          </table:table-cell>
        </table:table-row>
        <table:table-row table:style-name="TableLine2648704425360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0">Monthly <text:span text:style-name="T4">S</text:span>alary <text:span text:style-name="T4">A</text:span>mount</text:p>
          </table:table-cell>
          <table:table-cell table:style-name="Table1.C2" office:value-type="string">
            <text:p text:style-name="P13">BDT <text:variable-set text:name="remuneration" office:value-type="string">remuneration</text:variable-set></text:p>
          </table:table-cell>
        </table:table-row>
      </table:table>
      <text:p text:style-name="P7"/>
      <text:p text:style-name="P5">We will inform you immediately upon any of the above information changes.</text:p>
      <text:p text:style-name="P5"/>
      <text:p text:style-name="P5">If you need any further clarification, please feel free to contact with me at your convenience.</text:p>
      <text:p text:style-name="P5"/>
      <text:p text:style-name="P5">Sincerely Yours’</text:p>
      <text:p text:style-name="P5"/>
      <text:p text:style-name="P5"/>
      <text:p text:style-name="P8">--------------------------------------------------</text:p>
      <text:p text:style-name="P6"><text:variable-set text:name="signatory" office:value-type="string">signatory</text:variable-set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2:11.572000000</dc:date>
    <meta:editing-duration>PT5H30M47S</meta:editing-duration>
    <meta:editing-cycles>37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43" meta:word-count="133" meta:character-count="915" meta:non-whitespace-character-count="821"/>
  </office:meta>
</office:document-meta>
</file>